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.1465in" fo:margin-left="0.4417in" fo:margin-right="4.3368in" table:align="margins"/>
    </style:style>
    <style:style style:name="Table1.A" style:family="table-column">
      <style:table-column-properties style:column-width="0.6042in" style:rel-column-width="870*"/>
    </style:style>
    <style:style style:name="Table1.B" style:family="table-column">
      <style:table-column-properties style:column-width="1.5424in" style:rel-column-width="2221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2" style:family="table">
      <style:table-properties style:width="3.8333in" fo:margin-left="0.0569in" fo:margin-right="3.0347in" table:align="margins"/>
    </style:style>
    <style:style style:name="Table2.A" style:family="table-column">
      <style:table-column-properties style:column-width="0.7083in" style:rel-column-width="1020*"/>
    </style:style>
    <style:style style:name="Table2.B" style:family="table-column">
      <style:table-column-properties style:column-width="0.7813in" style:rel-column-width="1125*"/>
    </style:style>
    <style:style style:name="Table2.D" style:family="table-column">
      <style:table-column-properties style:column-width="1.5625in" style:rel-column-width="225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dressing in branch i, jumps.</text:p>
      <text:p text:style-name="Standard"/>
      <text:p text:style-name="Standard"><text:tab/>j, jal<text:tab/><text:tab/><text:tab/>26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Contents">opcode</text:p>
            </table:table-cell>
            <table:table-cell table:style-name="Table1.B1" office:value-type="string">
              <text:p text:style-name="Table_20_Contents">address</text:p>
            </table:table-cell>
          </table:table-row>
        </table:table-header-rows>
      </table:table>
      <text:p text:style-name="Standard">Type: J</text:p>
      <text:p text:style-name="Standard"/>
      <text:p text:style-name="Standard">branch beq bne</text:p>
      <text:p text:style-name="Standard"><text:s text:c="8"/>6 <text:s text:c="13"/>5 <text:s text:c="18"/>5 <text:s text:c="22"/>16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header-rows>
          <table:table-row>
            <table:table-cell table:style-name="Table2.A1" office:value-type="string">
              <text:p text:style-name="Table_20_Contents">opcode</text:p>
            </table:table-cell>
            <table:table-cell table:style-name="Table2.A1" office:value-type="string">
              <text:p text:style-name="Table_20_Contents">rs</text:p>
            </table:table-cell>
            <table:table-cell table:style-name="Table2.A1" office:value-type="string">
              <text:p text:style-name="Table_20_Contents">rt</text:p>
            </table:table-cell>
            <table:table-cell table:style-name="Table2.D1" office:value-type="string">
              <text:p text:style-name="Table_20_Contents">Immediate offset</text:p>
            </table:table-cell>
          </table:table-row>
        </table:table-header-rows>
      </table:table>
      <text:p text:style-name="Standard">Type: I</text:p>
      <text:p text:style-name="Standard"/>
      <text:p text:style-name="Standard">As seen above there wont be enough memory to perform those operations.</text:p>
      <text:p text:style-name="Standard"/>
      <text:p text:style-name="Standard">PC – Relative address<text:tab/></text:p>
      <text:p text:style-name="Standard"/>
      <text:p text:style-name="Standard">The PC gets bumped PRIOR to the execution f the instruction.</text:p>
      <text:p text:style-name="Standard"/>
      <text:p text:style-name="Standard">Interpret the offset as a word offset.</text:p>
      <text:p text:style-name="Standard"/>
      <text:p text:style-name="Standard">The linker needs to resolve external references.<text:line-break/></text:p>
      <text:p text:style-name="Standard">$gp 1000 8000</text:p>
      <text:p text:style-name="Standard">data at 1000 0000</text:p>
      <text:p text:style-name="Standard">pc 0040 0000</text:p>
      <text:p text:style-name="Standard"/>
      <text:p text:style-name="Standard">lw $a0, 0($gp)</text:p>
      <text:p text:style-name="Standard"><text:tab/>want</text:p>
      <text:p text:style-name="Standard"><text:tab/>lw $a0, 8000,($gp)</text:p>
      <text:p text:style-name="Standard"/>
      <text:p text:style-name="Standard"><text:tab/>gp 1000 8000</text:p>
      <text:p text:style-name="Standard"><text:tab/>++<text:tab/> <text:s/>8000</text:p>
      <text:p text:style-name="Standard"/>
      <text:p text:style-name="Standard">0001 0000 0000 0000 1000 0000 0000 0000</text:p>
      <text:p text:style-name="Standard">1111 1111 <text:s/>1111 1111 <text:s/>1000 0000 0000 0000</text:p>
      <text:p text:style-name="Standard">-------------------------------------------------------</text:p>
      <text:p text:style-name="Standard">0001 0000 0000 0000 0000 0000 0000 0000</text:p>
      <text:p text:style-name="Standard">1<text:tab/>0 <text:s text:c="6"/>0 <text:s text:c="6"/>0<text:tab/> <text:s text:c="2"/>0 <text:s text:c="6"/>0 <text:s text:c="7"/>0 <text:s text:c="6"/>0</text:p>
      <text:p text:style-name="Standard"/>
      <text:p text:style-name="Standard">c($gp) = 1000 8000</text:p>
      <text:p text:style-name="Standard">c($gp) + u = 1000 0000<text:span text:style-name="T1">hex</text:span></text:p>
      <text:p text:style-name="Standard"><text:span text:style-name="T2"><text:tab/> <text:s text:c="2"/>u = 1000 0000 – 1000 80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CMPSC210<text:tab/>ICN<text:tab/>2011111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aden Licastro</meta:initial-creator>
    <meta:creation-date>2011-11-17T09:31:02</meta:creation-date>
    <dc:date>2011-11-17T10:47:57</dc:date>
    <dc:creator>Braden Licastro</dc:creator>
    <meta:editing-duration>PT01H16M58S</meta:editing-duration>
    <meta:editing-cycles>7</meta:editing-cycles>
    <meta:generator>OpenOffice.org/3.2$Linux OpenOffice.org_project/320m12$Build-9483</meta:generator>
    <meta:document-statistic meta:table-count="2" meta:image-count="0" meta:object-count="0" meta:page-count="1" meta:paragraph-count="34" meta:word-count="142" meta:character-count="836"/>
  </office:meta>
</office:document-meta>
</file>